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3854in" table:align="center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9479in"/>
    </style:style>
    <style:style style:name="Table1.A1" style:family="table-cell">
      <style:table-cell-properties style:vertical-align="middle" fo:padding="0.0194in" fo:border="0.05pt solid #000000"/>
    </style:style>
    <style:style style:name="Table1.4" style:family="table-row">
      <style:table-row-properties style:min-row-height="0.5771in"/>
    </style:style>
    <style:style style:name="Table1.A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5625in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officeooo:paragraph-rsid="00079aa8"/>
    </style:style>
    <style:style style:name="P5" style:family="paragraph" style:parent-style-name="Table_20_Contents">
      <style:paragraph-properties fo:text-align="start" style:justify-single-word="false"/>
      <style:text-properties officeooo:paragraph-rsid="000afc21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0c3e62"/>
    </style:style>
    <style:style style:name="P8" style:family="paragraph" style:parent-style-name="Table_20_Contents">
      <style:paragraph-properties fo:text-align="start" style:justify-single-word="false"/>
      <style:text-properties officeooo:paragraph-rsid="0013015f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08a0b3"/>
    </style:style>
    <style:style style:name="P10" style:family="paragraph" style:parent-style-name="Table_20_Contents">
      <style:paragraph-properties fo:text-align="center" style:justify-single-word="false"/>
      <style:text-properties officeooo:rsid="000afc21" officeooo:paragraph-rsid="000afc21"/>
    </style:style>
    <style:style style:name="P11" style:family="paragraph" style:parent-style-name="Table_20_Heading">
      <style:paragraph-properties fo:text-align="center" style:justify-single-word="false"/>
      <style:text-properties officeooo:rsid="000afc21" officeooo:paragraph-rsid="000afc21"/>
    </style:style>
    <style:style style:name="P12" style:family="paragraph" style:parent-style-name="Table_20_Contents">
      <style:paragraph-properties fo:text-align="center" style:justify-single-word="false"/>
      <style:text-properties officeooo:rsid="000c3e62" officeooo:paragraph-rsid="000c3e62"/>
    </style:style>
    <style:style style:name="P13" style:family="paragraph" style:parent-style-name="Table_20_Contents">
      <style:paragraph-properties fo:text-align="center" style:justify-single-word="false"/>
      <style:text-properties officeooo:rsid="000d0b58" officeooo:paragraph-rsid="000d0b58"/>
    </style:style>
    <style:style style:name="P14" style:family="paragraph" style:parent-style-name="Table_20_Heading">
      <style:paragraph-properties fo:text-align="center" style:justify-single-word="false"/>
      <style:text-properties officeooo:paragraph-rsid="000afc21"/>
    </style:style>
    <style:style style:name="P15" style:family="paragraph" style:parent-style-name="Text_20_body">
      <style:paragraph-properties fo:text-align="center" style:justify-single-word="false"/>
      <style:text-properties officeooo:paragraph-rsid="000afc21"/>
    </style:style>
    <style:style style:name="P16" style:family="paragraph" style:parent-style-name="Text_20_body">
      <style:text-properties officeooo:paragraph-rsid="000d0793"/>
    </style:style>
    <style:style style:name="P17" style:family="paragraph" style:parent-style-name="Table_20_Contents" style:list-style-name="L1">
      <style:paragraph-properties fo:text-align="start" style:justify-single-word="false"/>
      <style:text-properties officeooo:rsid="000afc21" officeooo:paragraph-rsid="000afc21"/>
    </style:style>
    <style:style style:name="P18" style:family="paragraph" style:parent-style-name="Table_20_Contents" style:list-style-name="L2">
      <style:paragraph-properties fo:text-align="start" style:justify-single-word="false"/>
      <style:text-properties officeooo:rsid="000afc21" officeooo:paragraph-rsid="000afc21"/>
    </style:style>
    <style:style style:name="P19" style:family="paragraph" style:parent-style-name="Table_20_Contents" style:list-style-name="L2">
      <style:paragraph-properties fo:text-align="start" style:justify-single-word="false"/>
      <style:text-properties officeooo:paragraph-rsid="000c3e62"/>
    </style:style>
    <style:style style:name="P20" style:family="paragraph" style:parent-style-name="Table_20_Contents" style:list-style-name="L2">
      <style:paragraph-properties fo:text-align="start" style:justify-single-word="false"/>
      <style:text-properties officeooo:paragraph-rsid="000afc21"/>
    </style:style>
    <style:style style:name="P21" style:family="paragraph" style:parent-style-name="Table_20_Contents" style:list-style-name="L2">
      <style:paragraph-properties fo:text-align="start" style:justify-single-word="false"/>
      <style:text-properties officeooo:rsid="0013015f" officeooo:paragraph-rsid="0013015f"/>
    </style:style>
    <style:style style:name="P22" style:family="paragraph" style:parent-style-name="Table_20_Contents" style:list-style-name="L3">
      <style:paragraph-properties fo:text-align="start" style:justify-single-word="false"/>
      <style:text-properties officeooo:rsid="000c3e62" officeooo:paragraph-rsid="000c3e62"/>
    </style:style>
    <style:style style:name="P23" style:family="paragraph" style:parent-style-name="Table_20_Contents" style:list-style-name="L4">
      <style:paragraph-properties fo:text-align="start" style:justify-single-word="false"/>
      <style:text-properties officeooo:rsid="000c3e62" officeooo:paragraph-rsid="000c3e62"/>
    </style:style>
    <style:style style:name="P24" style:family="paragraph" style:parent-style-name="Table_20_Contents" style:list-style-name="L3">
      <style:paragraph-properties fo:text-align="start" style:justify-single-word="false"/>
      <style:text-properties officeooo:rsid="000d0b58" officeooo:paragraph-rsid="000d0b58"/>
    </style:style>
    <style:style style:name="P25" style:family="paragraph" style:parent-style-name="Table_20_Contents" style:list-style-name="L3">
      <style:paragraph-properties fo:text-align="start" style:justify-single-word="false"/>
      <style:text-properties officeooo:rsid="000e0269" officeooo:paragraph-rsid="000e0269"/>
    </style:style>
    <style:style style:name="P26" style:family="paragraph" style:parent-style-name="Table_20_Contents" style:list-style-name="L3">
      <style:paragraph-properties fo:text-align="start" style:justify-single-word="false"/>
      <style:text-properties officeooo:rsid="000d8674" officeooo:paragraph-rsid="000d867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c21" style:font-weight-asian="bold" style:font-weight-complex="bol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0afc21" style:font-size-asian="12pt" style:font-size-complex="12pt"/>
    </style:style>
    <style:style style:name="T6" style:family="text">
      <style:text-properties officeooo:rsid="000afc21"/>
    </style:style>
    <style:style style:name="T7" style:family="text">
      <style:text-properties officeooo:rsid="000c3e62"/>
    </style:style>
    <style:style style:name="T8" style:family="text">
      <style:text-properties officeooo:rsid="000d0793"/>
    </style:style>
    <style:style style:name="T9" style:family="text">
      <style:text-properties fo:font-weight="normal" officeooo:rsid="000d0793" style:font-weight-asian="normal" style:font-weight-complex="normal"/>
    </style:style>
    <style:style style:name="T10" style:family="text">
      <style:text-properties officeooo:rsid="000d0b58"/>
    </style:style>
    <style:style style:name="T11" style:family="text">
      <style:text-properties officeooo:rsid="000e0269"/>
    </style:style>
    <style:style style:name="T12" style:family="text">
      <style:text-properties officeooo:rsid="0010c896"/>
    </style:style>
    <style:style style:name="T13" style:family="text">
      <style:text-properties officeooo:rsid="00117bc1"/>
    </style:style>
    <style:style style:name="T14" style:family="text">
      <style:text-properties officeooo:rsid="0013015f"/>
    </style:style>
    <style:style style:name="T15" style:family="text">
      <style:text-properties officeooo:rsid="001455e6"/>
    </style:style>
    <style:style style:name="T16" style:family="text">
      <style:text-properties officeooo:rsid="001599d2"/>
    </style:style>
    <style:style style:name="T17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<text:span text:style-name="T16">3</text:span></text:p>
      <text:p text:style-name="P2"><text:span text:style-name="T1">Materia: <text:tab/><text:tab/></text:span><text:span text:style-name="T3">All Classes. All Levels</text:span></text:p>
      <text:p text:style-name="P2"><text:span text:style-name="T1">Licenciatura: <text:tab/>I</text:span><text:span text:style-name="T2">nterpretación y <text:s/>Traducción</text:span></text:p>
      <text:p text:style-name="P2"/>
      <text:p text:style-name="P2"/>
      <text:p text:style-name="P2"/>
      <text:p text:style-name="P2"/>
      <text:p text:style-name="P15"><text:span text:style-name="Strong_20_Emphasis"><text:span text:style-name="T5">Key to Common Errors in Written Assignments</text:span></text:span></text:p>
      <text:section text:style-name="Sect1" text:name="md-content-197292232"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P11"><text:bookmark text:name="5_points"/>Area</text:p>
              </table:table-cell>
              <table:table-cell table:style-name="Table1.A1" office:value-type="string">
                <text:p text:style-name="P14"><text:bookmark text:name="criteria1"/><text:bookmark text:name="4_points"/>Criteria<text:bookmark text:name="5_points1"/></text:p>
              </table:table-cell>
              <table:table-cell table:style-name="Table1.A1" office:value-type="string">
                <text:p text:style-name="P11"><text:bookmark text:name="3_points"/><text:span text:style-name="T13">Error </text:span>Key</text:p>
              </table:table-cell>
            </table:table-row>
          </table:table-header-rows>
          <table:table-row>
            <table:table-cell table:style-name="Table1.A1" office:value-type="string">
              <text:p text:style-name="P5"><text:span text:style-name="Strong_20_Emphasis">Presentation and Formatting</text:span></text:p>
            </table:table-cell>
            <table:table-cell table:style-name="Table1.A1" office:value-type="string">
              <text:list xml:id="list277528250" text:style-name="L1">
                <text:list-item>
                  <text:p text:style-name="P17">0.5 in. margins</text:p>
                </text:list-item>
                <text:list-item>
                  <text:p text:style-name="P17">Header in upper RH corner with name, class ID (Marron), HW ID, and due datre</text:p>
                </text:list-item>
                <text:list-item>
                  <text:p text:style-name="P17"><text:span text:style-name="T16">Single</text:span>-spaced text</text:p>
                </text:list-item>
                <text:list-item>
                  <text:p text:style-name="P17">12-pt Times New Roman</text:p>
                </text:list-item>
                <text:list-item>
                  <text:p text:style-name="P17">Consistent paragraph format</text:p>
                </text:list-item>
              </text:list>
            </table:table-cell>
            <table:table-cell table:style-name="Table1.A1" office:value-type="string">
              <text:p text:style-name="P10">1</text:p>
            </table:table-cell>
          </table:table-row>
          <table:table-row>
            <table:table-cell table:style-name="Table1.A1" office:value-type="string">
              <text:p text:style-name="P7"><text:span text:style-name="Strong_20_Emphasis">Writing <text:s/>Quality, </text:span></text:p>
              <text:p text:style-name="P8"><text:span text:style-name="Strong_20_Emphasis"><text:span text:style-name="T14">Organization, </text:span></text:span><text:span text:style-name="Strong_20_Emphasis"><text:span text:style-name="T15">and Logical Structure</text:span></text:span></text:p>
            </table:table-cell>
            <table:table-cell table:style-name="Table1.A1" office:value-type="string">
              <text:list xml:id="list258657659" text:style-name="L2">
                <text:list-item>
                  <text:p text:style-name="P19"><text:span text:style-name="T6">C</text:span>larity <text:span text:style-name="T7">in </text:span><text:span text:style-name="T6">communication </text:span></text:p>
                </text:list-item>
                <text:list-item>
                  <text:p text:style-name="P19"><text:span text:style-name="T15">Logical and c</text:span><text:span text:style-name="T7">oherent </text:span><text:span text:style-name="T6">flow </text:span><text:span text:style-name="T7">of ideas</text:span></text:p>
                </text:list-item>
                <text:list-item>
                  <text:p text:style-name="P21"><text:span text:style-name="T15">Logical and c</text:span>oherent organization </text:p>
                </text:list-item>
                <text:list-item>
                  <text:p text:style-name="P18">Standard English grammar and punctuation</text:p>
                </text:list-item>
                <text:list-item>
                  <text:p text:style-name="P20"><text:span text:style-name="T6">Correct spelling</text:span> </text:p>
                </text:list-item>
              </text:list>
            </table:table-cell>
            <table:table-cell table:style-name="Table1.A1" office:value-type="string">
              <text:p text:style-name="P12">2</text:p>
            </table:table-cell>
          </table:table-row>
          <table:table-row table:style-name="Table1.4">
            <table:table-cell table:style-name="Table1.A4" office:value-type="string">
              <text:p text:style-name="P6"><text:span text:style-name="Strong_20_Emphasis"><text:span text:style-name="T10">Content</text:span></text:span><text:span text:style-name="Strong_20_Emphasis"> Accuracy</text:span></text:p>
            </table:table-cell>
            <table:table-cell table:style-name="Table1.A4" office:value-type="string">
              <text:list xml:id="list3717851139" text:style-name="L3">
                <text:list-item>
                  <text:p text:style-name="P22"><text:span text:style-name="T11">A</text:span>ccurate <text:span text:style-name="T11">representation of the assignment</text:span></text:p>
                </text:list-item>
                <text:list-item>
                  <text:p text:style-name="P24"><text:span text:style-name="T11">Accurate </text:span>interpretation of <text:span text:style-name="T11">the</text:span> assignment</text:p>
                </text:list-item>
                <text:list-item>
                  <text:p text:style-name="P25">Delivery of the correct assignment</text:p>
                </text:list-item>
              </text:list>
            </table:table-cell>
            <table:table-cell table:style-name="Table1.A4" office:value-type="string">
              <text:p text:style-name="P13">3</text:p>
            </table:table-cell>
          </table:table-row>
          <table:table-row table:style-name="Table1.5">
            <table:table-cell table:style-name="Table1.A4" office:value-type="string">
              <text:p text:style-name="P6"><text:span text:style-name="Strong_20_Emphasis">Translation Accuracy</text:span></text:p>
            </table:table-cell>
            <table:table-cell table:style-name="Table1.A4" office:value-type="string">
              <text:list xml:id="list211524780378647" text:continue-numbering="true" text:style-name="L3">
                <text:list-item>
                  <text:p text:style-name="P22"><text:span text:style-name="T11">A</text:span>ccurate translation</text:p>
                </text:list-item>
                <text:list-item>
                  <text:p text:style-name="P26"><text:span text:style-name="T11">Accurate interpretation</text:span><text:span text:style-name="T12">s</text:span></text:p>
                </text:list-item>
              </text:list>
            </table:table-cell>
            <table:table-cell table:style-name="Table1.A4" office:value-type="string">
              <text:p text:style-name="P12">4</text:p>
            </table:table-cell>
          </table:table-row>
          <table:table-row>
            <table:table-cell table:style-name="Table1.A1" office:value-type="string">
              <text:p text:style-name="P6"><text:span text:style-name="Strong_20_Emphasis">Reference Quality</text:span></text:p>
            </table:table-cell>
            <table:table-cell table:style-name="Table1.A1" office:value-type="string">
              <text:list xml:id="list4185096170" text:style-name="L4">
                <text:list-item>
                  <text:p text:style-name="P23">Standard format (APA recommended)</text:p>
                </text:list-item>
                <text:list-item>
                  <text:p text:style-name="P23"><text:span text:style-name="T16">Correct number of </text:span>credible references </text:p>
                </text:list-item>
              </text:list>
            </table:table-cell>
            <table:table-cell table:style-name="Table1.A1" office:value-type="string">
              <text:p text:style-name="P13">5</text:p>
            </table:table-cell>
          </table:table-row>
        </table:table>
        <text:p text:style-name="Text_20_body"><text:span text:style-name="Strong_20_Emphasis"/></text:p>
        <text:p text:style-name="P16"><text:span text:style-name="Strong_20_Emphasis"><text:span text:style-name="T8">Note: </text:span></text:span><text:span text:style-name="Strong_20_Emphasis"><text:span text:style-name="T9">Please see me during work time for a detailed explanation and suggested amendments.</text:span></text:span></text:p>
        <text:p text:style-name="P9"/>
      </text:section>
      <text:p text:style-name="P4"><text:span text:style-name="Strong_20_Emphasis"><text:span text:style-name="T4"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5-03T21:15:24.177912247</dc:date>
    <meta:editing-duration>PT52M12S</meta:editing-duration>
    <meta:editing-cycles>17</meta:editing-cycles>
    <meta:generator>LibreOffice/7.3.7.2$Linux_X86_64 LibreOffice_project/30$Build-2</meta:generator>
    <meta:document-statistic meta:table-count="1" meta:image-count="1" meta:object-count="0" meta:page-count="1" meta:paragraph-count="37" meta:word-count="152" meta:character-count="962" meta:non-whitespace-character-count="850"/>
  </office:meta>
</office:document-meta>
</file>